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e légère bise fraîche venait remuer les branches des arbres du parc en cet après-midi. Si la météo était clémente, il n'en restait pas moins que les températures n'étaient pas très élevées et rares étaient les courageux qui avaient fait le choix de sortir pour profiter de l'extérieur. Chloé faisait partie de cette élite et était sortie braver la fraîcheur, non sans s'être munie au préalable d'une confortable écharpe. Assise sur un banc, celle-ci bouquinait tranquillement, un sourire radieux sur le visage même si ses traits tirés témoignaient également d'une forte concentration. Le livre qu'elle tenait entre les mains, couvert du film plastique caractéristique des ouvrages empruntés à la bibliothèque, paraissait assez ancien.</text:p>
      <text:p text:style-name="Standard"/>
      <text:p text:style-name="Standard">La petite blondinette s'était lancée dans la quête de découvrir les recueils de contes et fables originaires de son nouveau pays. Si cette activité pouvait paraître évidente étant donné la passion de la miss pour la littérature, la tâche n'en était pas moins ardue : si avec le temps Chloé maîtrisait presque parfaitement l'Anglais, ces contes étaient souvent écrits dans un langage soutenu, utilisant un vocabulaire désuet et des mots auxquels on n'avait plus recours des siècles plus tard, ce qui rendait le déchiffrage parfois un peu compliqué. Mais le plaisir qu'elle avait à découvrir ces histoires en valait toujours la peine, abreuvant son imagination de toujours plus de romances pour agrémenter ses rêves de scène. </text:p>
      <text:p text:style-name="Standard"/>
      <text:p text:style-name="Standard">Au bout d'un moment, la jeune femme leva le nez de son bouquin, un sourcil arqué. Elle se recula pour s'adosser au banc et écarta les bras dans un grand geste désespéré très largement exagéré avant de lâcher avec une voix théâtrale.</text:p>
      <text:p text:style-name="Standard"/>
      <text:p text:style-name="Standard">-Mais enfin, quel martyr,</text:p>
      <text:p text:style-name="Standard">Quelle est donc la signification de ce mot, « s'ébaudir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4T21:37:24.93</meta:creation-date>
    <dc:date>2018-03-05T00:02:06.39</dc:date>
    <meta:editing-duration>PT2H24M18S</meta:editing-duration>
    <meta:editing-cycles>64</meta:editing-cycles>
    <meta:generator>OpenOffice/4.1.2$Win32 OpenOffice.org_project/412m3$Build-9782</meta:generator>
    <meta:document-statistic meta:table-count="0" meta:image-count="0" meta:object-count="0" meta:page-count="1" meta:paragraph-count="5" meta:word-count="287" meta:character-count="1776"/>
  </office:meta>
</office:document-meta>
</file>